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612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2.99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cm" style:type="right"/>
        </style:tab-stops>
      </style:paragraph-properties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>
        <style:tab-stops>
          <style:tab-stop style:position="0cm" style:type="right"/>
        </style:tab-stops>
      </style:paragraph-properties>
      <style:text-properties fo:font-size="14pt" officeooo:rsid="001a4a52" officeooo:paragraph-rsid="001a4a52" style:font-size-asian="12.25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0cm" style:type="right"/>
        </style:tab-stops>
      </style:paragraph-properties>
      <style:text-properties fo:font-size="14pt" officeooo:rsid="001be0e0" officeooo:paragraph-rsid="001be0e0" style:font-size-asian="12.25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0cm" style:type="right"/>
        </style:tab-stops>
      </style:paragraph-properties>
      <style:text-properties fo:font-size="14pt" officeooo:rsid="001d7cf3" officeooo:paragraph-rsid="001d7cf3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be0e0" officeooo:paragraph-rsid="001be0e0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c4263" officeooo:paragraph-rsid="001c4263" style:font-size-asian="12.25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d5a83" officeooo:paragraph-rsid="001d5a83" style:font-size-asian="12.25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2pt" style:text-underline-style="solid" style:text-underline-width="auto" style:text-underline-color="font-color" officeooo:rsid="001a4a52" style:font-size-asian="19.25pt" style:font-size-complex="22pt"/>
    </style:style>
    <style:style style:name="T2" style:family="text">
      <style:text-properties officeooo:rsid="001c4263"/>
    </style:style>
    <style:style style:name="T3" style:family="text">
      <style:text-properties officeooo:rsid="001d5a83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4"/><text:span text:style-name="T1">RESUME</text:span> <text:s text:c="9"/></text:p>
      <text:p text:style-name="P1"><text:s text:c="6"/></text:p>
      <text:p text:style-name="P2">ANJU.P.R</text:p>
      <text:p text:style-name="P2">PANANGAT HOUSE <text:s text:c="2"/>P.O PANANGAD, SNPURAM</text:p>
      <text:p text:style-name="P3"><draw:line text:anchor-type="paragraph" draw:z-index="0" draw:name="Shape1" draw:style-name="gr1" draw:text-style-name="P8" svg:x1="0.034cm" svg:y1="1.147cm" svg:x2="17.92cm" svg:y2="1.147cm"><text:p/></draw:line>9847496314</text:p>
      <text:p text:style-name="P3"/>
      <text:p text:style-name="P3"/>
      <text:p text:style-name="P3">OBJECTIVES:</text:p>
      <text:p text:style-name="P3"><text:s text:c="23"/></text:p>
      <text:p text:style-name="P3"><text:s/>To be part of a company and to enhance my <text:s/>skills <text:s/>and knoweldge.</text:p>
      <text:p text:style-name="P3"/>
      <text:p text:style-name="P3"/>
      <text:p text:style-name="P3">EDUCATIONAL <text:s/>PROFILE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Degree course</text:p>
          </table:table-cell>
          <table:table-cell table:style-name="Table1.A1" office:value-type="string">
            <text:p text:style-name="P5">University/board</text:p>
          </table:table-cell>
          <table:table-cell table:style-name="Table1.A1" office:value-type="string">
            <text:p text:style-name="P5">Institution</text:p>
          </table:table-cell>
          <table:table-cell table:style-name="Table1.A1" office:value-type="string">
            <text:p text:style-name="P5">Year of passing</text:p>
          </table:table-cell>
          <table:table-cell table:style-name="Table1.E1" office:value-type="string">
            <text:p text:style-name="P5">percentage</text:p>
          </table:table-cell>
        </table:table-row>
        <table:table-row>
          <table:table-cell table:style-name="Table1.A2" office:value-type="string">
            <text:p text:style-name="P5">10th</text:p>
          </table:table-cell>
          <table:table-cell table:style-name="Table1.A2" office:value-type="string">
            <text:p text:style-name="P5">S<text:span text:style-name="T2">tate</text:span></text:p>
          </table:table-cell>
          <table:table-cell table:style-name="Table1.A2" office:value-type="string">
            <text:p text:style-name="P6">O.L.F.G.H.S</text:p>
          </table:table-cell>
          <table:table-cell table:style-name="Table1.A2" office:value-type="string">
            <text:p text:style-name="P7">2013</text:p>
          </table:table-cell>
          <table:table-cell table:style-name="Table1.E2" office:value-type="string">
            <text:p text:style-name="P7">77%</text:p>
          </table:table-cell>
        </table:table-row>
        <table:table-row>
          <table:table-cell table:style-name="Table1.A2" office:value-type="string">
            <text:p text:style-name="P5">12th</text:p>
          </table:table-cell>
          <table:table-cell table:style-name="Table1.A2" office:value-type="string">
            <text:p text:style-name="P5">S<text:span text:style-name="T2">tate</text:span></text:p>
          </table:table-cell>
          <table:table-cell table:style-name="Table1.A2" office:value-type="string">
            <text:p text:style-name="P6">M.E.S <text:span text:style-name="T3">HSS</text:span></text:p>
          </table:table-cell>
          <table:table-cell table:style-name="Table1.A2" office:value-type="string">
            <text:p text:style-name="P7">2015</text:p>
          </table:table-cell>
          <table:table-cell table:style-name="Table1.E2" office:value-type="string">
            <text:p text:style-name="P7">76%</text:p>
          </table:table-cell>
        </table:table-row>
        <table:table-row>
          <table:table-cell table:style-name="Table1.A2" office:value-type="string">
            <text:p text:style-name="P5">BCA</text:p>
          </table:table-cell>
          <table:table-cell table:style-name="Table1.A2" office:value-type="string">
            <text:p text:style-name="P6">Calicut</text:p>
          </table:table-cell>
          <table:table-cell table:style-name="Table1.A2" office:value-type="string">
            <text:p text:style-name="P7">M.E.S.ASMABICOLLEGE</text:p>
          </table:table-cell>
          <table:table-cell table:style-name="Table1.A2" office:value-type="string">
            <text:p text:style-name="P7">2019</text:p>
          </table:table-cell>
          <table:table-cell table:style-name="Table1.E2" office:value-type="string">
            <text:p text:style-name="P7">56%</text:p>
          </table:table-cell>
        </table:table-row>
      </table:table>
      <text:p text:style-name="P3"><draw:line text:anchor-type="paragraph" draw:z-index="1" draw:name="Shape2" draw:style-name="gr2" draw:text-style-name="P9" svg:x1="-1.319cm" svg:y1="1.619cm" svg:x2="18.29cm" svg:y2="1.566cm"><text:p/></draw:line><draw:line text:anchor-type="paragraph" draw:z-index="2" draw:name="Shape3" draw:style-name="gr3" draw:text-style-name="P8" svg:x1="17.999cm" svg:y1="2.36cm" svg:x2="17.893cm" svg:y2="2.466cm"><text:p/></draw:line></text:p>
      <text:p text:style-name="P3"/>
      <text:p text:style-name="P3"/>
      <text:p text:style-name="P3"/>
      <text:p text:style-name="P4">PERSONAL DETAILS</text:p>
      <text:p text:style-name="P4"><text:s text:c="4"/></text:p>
      <text:p text:style-name="P4"><text:s text:c="23"/>Birthday <text:s text:c="21"/>: <text:s text:c="2"/>January24,1998</text:p>
      <text:p text:style-name="P4"><text:s text:c="23"/>Age <text:s text:c="29"/>: <text:s text:c="3"/>22 yrs</text:p>
      <text:p text:style-name="P4"><text:s text:c="23"/>Religion <text:s text:c="22"/>: <text:s text:c="3"/>Hindu</text:p>
      <text:p text:style-name="P4"><text:s text:c="23"/>Gender <text:s text:c="24"/>: <text:s text:c="3"/>Female</text:p>
      <text:p text:style-name="P4"><text:s text:c="23"/>Civil status <text:s text:c="18"/>: <text:s text:c="3"/>Single</text:p>
      <text:p text:style-name="P4"><text:s text:c="23"/>Father’s <text:s/>name <text:s text:c="12"/>: <text:s text:c="3"/>Rajeev.p.k</text:p>
      <text:p text:style-name="P4"><text:s text:c="23"/>Mother’s <text:s/>name <text:s text:c="10"/>: <text:s text:c="4"/>Smitha Rajeev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6:03.889732692</meta:creation-date>
    <dc:date>2020-02-11T18:32:43.107799506</dc:date>
    <meta:editing-duration>PT30M1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8" meta:word-count="76" meta:character-count="890" meta:non-whitespace-character-count="426"/>
  </office:meta>
</office:document-meta>
</file>